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760000014156F1B9367262DF1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9cm" svg:stroke-color="#ed1c24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ce181e" fo:font-weight="bold"/>
    </style:style>
    <style:style style:name="P4" style:family="paragraph">
      <loext:graphic-properties draw:fill="none" draw:fill-color="#ffffff"/>
      <style:text-properties fo:color="#ce181e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7.096cm" svg:x="1cm" svg:y="10.421cm">
          <draw:image xlink:href="Pictures/10000000000003760000014156F1B9367262DF1E.png" xlink:type="simple" xlink:show="embed" xlink:actuate="onLoad">
            <text:p/>
          </draw:image>
        </draw:frame>
        <draw:line draw:style-name="gr2" draw:text-style-name="P2" draw:layer="layout" svg:x1="5.699cm" svg:y1="11.414cm" svg:x2="8.493cm" svg:y2="14.716cm">
          <text:p/>
        </draw:line>
        <draw:frame draw:style-name="gr3" draw:text-style-name="P4" draw:layer="layout" svg:width="3.173cm" svg:height="0.962cm" svg:x="4.048cm" svg:y="10.398cm">
          <draw:text-box>
            <text:p text:style-name="P3">ML Cod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0-23T21:03:39.647155711</dc:date>
    <meta:editing-duration>PT1M11S</meta:editing-duration>
    <meta:editing-cycles>1</meta:editing-cycles>
    <meta:document-statistic meta:object-count="3"/>
    <meta:generator>LibreOffice/6.0.7.3$Linux_X86_64 LibreOffice_project/00m0$Build-3</meta:generator>
  </office:meta>
</office:document-meta>
</file>